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17" style:family="table-cell" style:parent-style-name="Default" style:data-style-name="N37"/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34518.865625" calcext:value-type="float">
            <text:p>34518.865625</text:p>
          </table:table-cell>
          <table:table-cell table:formula="of:=[.H2]/24/365" office:value-type="float" office:value="3.94050977454338" calcext:value-type="float">
            <text:p>3.94050977454338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4330.684" calcext:value-type="float">
            <text:p>4330.6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Paleognathae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Mirandornith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ccipitr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nser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po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Bucerot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aprimulg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icon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lumb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rac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ucul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Falcon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Gall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Musophag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Oti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elecan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odiciped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rocellari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sittac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terocl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phenisc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trig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uliformes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inam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rogon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Buceroti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Charadri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Grui <text:s text:c="7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Ralli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Scolopac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fam_lvl_fam_Menuroidea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1528" calcext:value-type="float">
            <text:p>56.21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5" calcext:value-type="float">
            <text:p>22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2825" calcext:value-type="float">
            <text:p>63.28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6" calcext:value-type="float">
            <text:p>22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82889" calcext:value-type="float">
            <text:p>58.8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7" calcext:value-type="float">
            <text:p>22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4861" calcext:value-type="float">
            <text:p>59.84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8" calcext:value-type="float">
            <text:p>22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575" calcext:value-type="float">
            <text:p>61.85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9" calcext:value-type="float">
            <text:p>22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65167" calcext:value-type="float">
            <text:p>58.65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0" calcext:value-type="float">
            <text:p>22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78" calcext:value-type="float">
            <text:p>60.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41778" calcext:value-type="float">
            <text:p>56.4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79444" calcext:value-type="float">
            <text:p>53.7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3" calcext:value-type="float">
            <text:p>22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1333" calcext:value-type="float">
            <text:p>54.31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4" calcext:value-type="float">
            <text:p>22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3556" calcext:value-type="float">
            <text:p>54.33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5" calcext:value-type="float">
            <text:p>22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27528" calcext:value-type="float">
            <text:p>54.27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6" calcext:value-type="float">
            <text:p>22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67056" calcext:value-type="float">
            <text:p>53.67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7" calcext:value-type="float">
            <text:p>22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98528" calcext:value-type="float">
            <text:p>53.98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8" calcext:value-type="float">
            <text:p>22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13583" calcext:value-type="float">
            <text:p>62.13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9" calcext:value-type="float">
            <text:p>22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5.66778" calcext:value-type="float">
            <text:p>65.6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0" calcext:value-type="float">
            <text:p>22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07139" calcext:value-type="float">
            <text:p>56.07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1" calcext:value-type="float">
            <text:p>22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4.92944" calcext:value-type="float">
            <text:p>64.92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2" calcext:value-type="float">
            <text:p>22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66861" calcext:value-type="float">
            <text:p>57.66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3" calcext:value-type="float">
            <text:p>22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67889" calcext:value-type="float">
            <text:p>62.67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4" calcext:value-type="float">
            <text:p>22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1833" calcext:value-type="float">
            <text:p>61.818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5" calcext:value-type="float">
            <text:p>22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45611" calcext:value-type="float">
            <text:p>61.456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6" calcext:value-type="float">
            <text:p>22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33389" calcext:value-type="float">
            <text:p>57.33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7" calcext:value-type="float">
            <text:p>22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35" calcext:value-type="float">
            <text:p>61.3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8" calcext:value-type="float">
            <text:p>22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8306" calcext:value-type="float">
            <text:p>61.88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9" calcext:value-type="float">
            <text:p>22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12861" calcext:value-type="float">
            <text:p>59.1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0" calcext:value-type="float">
            <text:p>22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6.68722" calcext:value-type="float">
            <text:p>66.68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1" calcext:value-type="float">
            <text:p>22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9.62861" calcext:value-type="float">
            <text:p>49.6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2" calcext:value-type="float">
            <text:p>22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09667" calcext:value-type="float">
            <text:p>63.09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3" calcext:value-type="float">
            <text:p>22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22889" calcext:value-type="float">
            <text:p>50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4" calcext:value-type="float">
            <text:p>22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10333" calcext:value-type="float">
            <text:p>56.10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5" calcext:value-type="float">
            <text:p>22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58556" calcext:value-type="float">
            <text:p>55.58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6" calcext:value-type="float">
            <text:p>22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24583" calcext:value-type="float">
            <text:p>62.2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7" calcext:value-type="float">
            <text:p>22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2583" calcext:value-type="float">
            <text:p>56.52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8" calcext:value-type="float">
            <text:p>22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90667" calcext:value-type="float">
            <text:p>50.90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9" calcext:value-type="float">
            <text:p>22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84972" calcext:value-type="float">
            <text:p>55.84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0" calcext:value-type="float">
            <text:p>22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16056" calcext:value-type="float">
            <text:p>53.16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1" calcext:value-type="float">
            <text:p>22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6361" calcext:value-type="float">
            <text:p>56.5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2" calcext:value-type="float">
            <text:p>22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2.04278" calcext:value-type="float">
            <text:p>52.0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3" calcext:value-type="float">
            <text:p>22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33917" calcext:value-type="float">
            <text:p>59.33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4" calcext:value-type="float">
            <text:p>22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90556" calcext:value-type="float">
            <text:p>55.9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5" calcext:value-type="float">
            <text:p>22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96278" calcext:value-type="float">
            <text:p>58.9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6" calcext:value-type="float">
            <text:p>22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06194" calcext:value-type="float">
            <text:p>59.061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7" calcext:value-type="float">
            <text:p>22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21167" calcext:value-type="float">
            <text:p>59.2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8" calcext:value-type="float">
            <text:p>22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4167" calcext:value-type="float">
            <text:p>59.54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9" calcext:value-type="float">
            <text:p>22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0556" calcext:value-type="float">
            <text:p>59.5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0" calcext:value-type="float">
            <text:p>22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95917" calcext:value-type="float">
            <text:p>60.95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1" calcext:value-type="float">
            <text:p>22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2.51778" calcext:value-type="float">
            <text:p>42.5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2" calcext:value-type="float">
            <text:p>22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8972" calcext:value-type="float">
            <text:p>56.2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3" calcext:value-type="float">
            <text:p>22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8222" calcext:value-type="float">
            <text:p>59.88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4" calcext:value-type="float">
            <text:p>22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25722" calcext:value-type="float">
            <text:p>57.25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5" calcext:value-type="float">
            <text:p>22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056" calcext:value-type="float">
            <text:p>56.34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6" calcext:value-type="float">
            <text:p>22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3.82472" calcext:value-type="float">
            <text:p>43.824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7" calcext:value-type="float">
            <text:p>22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111" calcext:value-type="float">
            <text:p>56.341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8" calcext:value-type="float">
            <text:p>22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22889" calcext:value-type="float">
            <text:p>58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9" calcext:value-type="float">
            <text:p>22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85778" calcext:value-type="float">
            <text:p>54.85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0" calcext:value-type="float">
            <text:p>22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44306" calcext:value-type="float">
            <text:p>54.44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1" calcext:value-type="float">
            <text:p>22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56278" calcext:value-type="float">
            <text:p>62.5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65667" calcext:value-type="float">
            <text:p>61.65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3" calcext:value-type="float">
            <text:p>22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" calcext:value-type="float">
            <text:p>59.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4" calcext:value-type="float">
            <text:p>22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41167" calcext:value-type="float">
            <text:p>58.4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5" calcext:value-type="float">
            <text:p>22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9.99444" calcext:value-type="float">
            <text:p>49.9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6" calcext:value-type="float">
            <text:p>22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38417" calcext:value-type="float">
            <text:p>62.38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7" calcext:value-type="float">
            <text:p>22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1083" calcext:value-type="float">
            <text:p>61.8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8" calcext:value-type="float">
            <text:p>22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7.40139" calcext:value-type="float">
            <text:p>57.40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9" calcext:value-type="float">
            <text:p>22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805" calcext:value-type="float">
            <text:p>62.80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0" calcext:value-type="float">
            <text:p>22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25278" calcext:value-type="float">
            <text:p>63.25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1" calcext:value-type="float">
            <text:p>22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57" calcext:value-type="float">
            <text:p>60.5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2" calcext:value-type="float">
            <text:p>22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028" calcext:value-type="float">
            <text:p>62.150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3" calcext:value-type="float">
            <text:p>22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83361" calcext:value-type="float">
            <text:p>58.83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4" calcext:value-type="float">
            <text:p>22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81139" calcext:value-type="float">
            <text:p>59.81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5" calcext:value-type="float">
            <text:p>22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275" calcext:value-type="float">
            <text:p>62.92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6" calcext:value-type="float">
            <text:p>22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8167" calcext:value-type="float">
            <text:p>59.58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7" calcext:value-type="float">
            <text:p>22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95222" calcext:value-type="float">
            <text:p>58.95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8" calcext:value-type="float">
            <text:p>22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2306" calcext:value-type="float">
            <text:p>59.6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9" calcext:value-type="float">
            <text:p>22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528" calcext:value-type="float">
            <text:p>62.15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0" calcext:value-type="float">
            <text:p>22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31889" calcext:value-type="float">
            <text:p>55.31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1" calcext:value-type="float">
            <text:p>22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08972" calcext:value-type="float">
            <text:p>53.0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2" calcext:value-type="float">
            <text:p>22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3975" calcext:value-type="float">
            <text:p>60.39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3" calcext:value-type="float">
            <text:p>22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33694" calcext:value-type="float">
            <text:p>59.33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4" calcext:value-type="float">
            <text:p>22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06361" calcext:value-type="float">
            <text:p>54.0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5" calcext:value-type="float">
            <text:p>22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81917" calcext:value-type="float">
            <text:p>60.81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6" calcext:value-type="float">
            <text:p>22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5.54278" calcext:value-type="float">
            <text:p>65.5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7" calcext:value-type="float">
            <text:p>22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76778" calcext:value-type="float">
            <text:p>60.7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8" calcext:value-type="float">
            <text:p>22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08917" calcext:value-type="float">
            <text:p>61.08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9" calcext:value-type="float">
            <text:p>22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61083" calcext:value-type="float">
            <text:p>62.6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0" calcext:value-type="float">
            <text:p>22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6" calcext:value-type="float">
            <text:p>62.9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1" calcext:value-type="float">
            <text:p>22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75639" calcext:value-type="float">
            <text:p>63.75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2" calcext:value-type="float">
            <text:p>22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7306" calcext:value-type="float">
            <text:p>62.97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3" calcext:value-type="float">
            <text:p>22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2333" calcext:value-type="float">
            <text:p>61.82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4" calcext:value-type="float">
            <text:p>22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97972" calcext:value-type="float">
            <text:p>55.97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5" calcext:value-type="float">
            <text:p>22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98056" calcext:value-type="float">
            <text:p>53.98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6" calcext:value-type="float">
            <text:p>22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2306" calcext:value-type="float">
            <text:p>62.4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7" calcext:value-type="float">
            <text:p>22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1667" calcext:value-type="float">
            <text:p>54.11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083" calcext:value-type="float">
            <text:p>54.19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9" calcext:value-type="float">
            <text:p>22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639" calcext:value-type="float">
            <text:p>54.19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0" calcext:value-type="float">
            <text:p>22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4639" calcext:value-type="float">
            <text:p>63.04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1" calcext:value-type="float">
            <text:p>22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4583" calcext:value-type="float">
            <text:p>62.4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2" calcext:value-type="float">
            <text:p>22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5056" calcext:value-type="float">
            <text:p>63.05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3" calcext:value-type="float">
            <text:p>22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5111" calcext:value-type="float">
            <text:p>56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7" calcext:value-type="float">
            <text:p>28345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37361" calcext:value-type="float">
            <text:p>56.3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8" calcext:value-type="float">
            <text:p>28345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25111" calcext:value-type="float">
            <text:p>61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9" calcext:value-type="float">
            <text:p>28345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8861" calcext:value-type="float">
            <text:p>62.6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0" calcext:value-type="float">
            <text:p>28346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306" calcext:value-type="float">
            <text:p>58.62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1" calcext:value-type="float">
            <text:p>28346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975" calcext:value-type="float">
            <text:p>61.9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2" calcext:value-type="float">
            <text:p>28346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7806" calcext:value-type="float">
            <text:p>62.37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3" calcext:value-type="float">
            <text:p>28346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90222" calcext:value-type="float">
            <text:p>62.90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4" calcext:value-type="float">
            <text:p>28346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7722" calcext:value-type="float">
            <text:p>60.47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5" calcext:value-type="float">
            <text:p>28346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4725" calcext:value-type="float">
            <text:p>57.47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6" calcext:value-type="float">
            <text:p>28346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85278" calcext:value-type="float">
            <text:p>63.85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7" calcext:value-type="float">
            <text:p>28346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9944" calcext:value-type="float">
            <text:p>62.19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8" calcext:value-type="float">
            <text:p>28346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5.955" calcext:value-type="float">
            <text:p>65.95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9" calcext:value-type="float">
            <text:p>28346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5.82361" calcext:value-type="float">
            <text:p>45.82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0" calcext:value-type="float">
            <text:p>28347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528" calcext:value-type="float">
            <text:p>56.88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1" calcext:value-type="float">
            <text:p>28347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36722" calcext:value-type="float">
            <text:p>50.36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2" calcext:value-type="float">
            <text:p>28347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444" calcext:value-type="float">
            <text:p>62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3" calcext:value-type="float">
            <text:p>28347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2583" calcext:value-type="float">
            <text:p>58.42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4" calcext:value-type="float">
            <text:p>28347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7528" calcext:value-type="float">
            <text:p>61.07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5" calcext:value-type="float">
            <text:p>28347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222" calcext:value-type="float">
            <text:p>62.62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6" calcext:value-type="float">
            <text:p>28347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49806" calcext:value-type="float">
            <text:p>56.49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7" calcext:value-type="float">
            <text:p>28347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8889" calcext:value-type="float">
            <text:p>60.88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8" calcext:value-type="float">
            <text:p>28347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02083" calcext:value-type="float">
            <text:p>64.02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9" calcext:value-type="float">
            <text:p>28347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2194" calcext:value-type="float">
            <text:p>58.821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0" calcext:value-type="float">
            <text:p>28348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7889" calcext:value-type="float">
            <text:p>59.67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1" calcext:value-type="float">
            <text:p>28348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4278" calcext:value-type="float">
            <text:p>54.64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2" calcext:value-type="float">
            <text:p>28348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2889" calcext:value-type="float">
            <text:p>54.62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3" calcext:value-type="float">
            <text:p>28348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361" calcext:value-type="float">
            <text:p>61.8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4" calcext:value-type="float">
            <text:p>28348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472" calcext:value-type="float">
            <text:p>54.30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5" calcext:value-type="float">
            <text:p>28348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28611" calcext:value-type="float">
            <text:p>60.286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6" calcext:value-type="float">
            <text:p>2834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05" calcext:value-type="float">
            <text:p>47.30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7" calcext:value-type="float">
            <text:p>28348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24667" calcext:value-type="float">
            <text:p>48.246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8" calcext:value-type="float">
            <text:p>28348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9278" calcext:value-type="float">
            <text:p>62.89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9" calcext:value-type="float">
            <text:p>28348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28278" calcext:value-type="float">
            <text:p>58.28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0" calcext:value-type="float">
            <text:p>28349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889" calcext:value-type="float">
            <text:p>57.31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1" calcext:value-type="float">
            <text:p>28349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6.76333" calcext:value-type="float">
            <text:p>66.76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2" calcext:value-type="float">
            <text:p>28349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6583" calcext:value-type="float">
            <text:p>59.96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3" calcext:value-type="float">
            <text:p>28349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8444" calcext:value-type="float">
            <text:p>59.68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4" calcext:value-type="float">
            <text:p>28349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1083" calcext:value-type="float">
            <text:p>62.31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5" calcext:value-type="float">
            <text:p>28349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944" calcext:value-type="float">
            <text:p>56.1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6" calcext:value-type="float">
            <text:p>28349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9583" calcext:value-type="float">
            <text:p>56.1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7" calcext:value-type="float">
            <text:p>28349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5306" calcext:value-type="float">
            <text:p>62.45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8" calcext:value-type="float">
            <text:p>28349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1025" calcext:value-type="float">
            <text:p>61.10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9" calcext:value-type="float">
            <text:p>28349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9778" calcext:value-type="float">
            <text:p>61.79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0" calcext:value-type="float">
            <text:p>28350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8167" calcext:value-type="float">
            <text:p>61.081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1" calcext:value-type="float">
            <text:p>28350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028" calcext:value-type="float">
            <text:p>62.50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2" calcext:value-type="float">
            <text:p>28350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2444" calcext:value-type="float">
            <text:p>61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3" calcext:value-type="float">
            <text:p>28350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8694" calcext:value-type="float">
            <text:p>47.38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4" calcext:value-type="float">
            <text:p>28350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44" calcext:value-type="float">
            <text:p>67.2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5" calcext:value-type="float">
            <text:p>28350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17" calcext:value-type="float">
            <text:p>67.279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6" calcext:value-type="float">
            <text:p>28350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25222" calcext:value-type="float">
            <text:p>47.25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7" calcext:value-type="float">
            <text:p>28350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11472" calcext:value-type="float">
            <text:p>48.1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8" calcext:value-type="float">
            <text:p>28350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3278" calcext:value-type="float">
            <text:p>58.63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9" calcext:value-type="float">
            <text:p>28350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6278" calcext:value-type="float">
            <text:p>57.26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0" calcext:value-type="float">
            <text:p>28351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4861" calcext:value-type="float">
            <text:p>47.34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1" calcext:value-type="float">
            <text:p>28351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1556" calcext:value-type="float">
            <text:p>59.61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2" calcext:value-type="float">
            <text:p>28351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972" calcext:value-type="float">
            <text:p>61.87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3" calcext:value-type="float">
            <text:p>28351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389" calcext:value-type="float">
            <text:p>62.50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4" calcext:value-type="float">
            <text:p>28351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97083" calcext:value-type="float">
            <text:p>56.97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5" calcext:value-type="float">
            <text:p>28351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5472" calcext:value-type="float">
            <text:p>57.95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6" calcext:value-type="float">
            <text:p>28351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7333" calcext:value-type="float">
            <text:p>58.47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7" calcext:value-type="float">
            <text:p>28351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8389" calcext:value-type="float">
            <text:p>58.88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8" calcext:value-type="float">
            <text:p>28351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4417" calcext:value-type="float">
            <text:p>59.844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9" calcext:value-type="float">
            <text:p>28351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3056" calcext:value-type="float">
            <text:p>57.03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0" calcext:value-type="float">
            <text:p>28352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71056" calcext:value-type="float">
            <text:p>64.71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1" calcext:value-type="float">
            <text:p>28352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0583" calcext:value-type="float">
            <text:p>63.60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2" calcext:value-type="float">
            <text:p>28352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125" calcext:value-type="float">
            <text:p>60.41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3" calcext:value-type="float">
            <text:p>28352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472" calcext:value-type="float">
            <text:p>57.3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4" calcext:value-type="float">
            <text:p>28352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03083" calcext:value-type="float">
            <text:p>59.03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5" calcext:value-type="float">
            <text:p>28352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84389" calcext:value-type="float">
            <text:p>64.84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6" calcext:value-type="float">
            <text:p>28352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861" calcext:value-type="float">
            <text:p>56.8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7" calcext:value-type="float">
            <text:p>28352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6139" calcext:value-type="float">
            <text:p>62.66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8" calcext:value-type="float">
            <text:p>28352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18056" calcext:value-type="float">
            <text:p>57.18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9" calcext:value-type="float">
            <text:p>28352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49361" calcext:value-type="float">
            <text:p>64.49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0" calcext:value-type="float">
            <text:p>28353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06778" calcext:value-type="float">
            <text:p>47.06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1" calcext:value-type="float">
            <text:p>28353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2028" calcext:value-type="float">
            <text:p>61.72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2" calcext:value-type="float">
            <text:p>28353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88778" calcext:value-type="float">
            <text:p>57.88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3" calcext:value-type="float">
            <text:p>28353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6111" calcext:value-type="float">
            <text:p>63.66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4" calcext:value-type="float">
            <text:p>28353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085" calcext:value-type="float">
            <text:p>62.08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5" calcext:value-type="float">
            <text:p>28353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833" calcext:value-type="float">
            <text:p>58.628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6" calcext:value-type="float">
            <text:p>28353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02333" calcext:value-type="float">
            <text:p>50.02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7" calcext:value-type="float">
            <text:p>28353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5056" calcext:value-type="float">
            <text:p>54.25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8" calcext:value-type="float">
            <text:p>28353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3139" calcext:value-type="float">
            <text:p>54.23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9" calcext:value-type="float">
            <text:p>28353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75" calcext:value-type="float">
            <text:p>59.1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0" calcext:value-type="float">
            <text:p>28354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2556" calcext:value-type="float">
            <text:p>62.12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1" calcext:value-type="float">
            <text:p>28354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3028" calcext:value-type="float">
            <text:p>59.93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2" calcext:value-type="float">
            <text:p>28354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20694" calcext:value-type="float">
            <text:p>59.20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3" calcext:value-type="float">
            <text:p>28354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7056" calcext:value-type="float">
            <text:p>59.7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4" calcext:value-type="float">
            <text:p>28354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1972" calcext:value-type="float">
            <text:p>58.11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5" calcext:value-type="float">
            <text:p>28354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7056" calcext:value-type="float">
            <text:p>58.8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6" calcext:value-type="float">
            <text:p>28354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528" calcext:value-type="float">
            <text:p>57.31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7" calcext:value-type="float">
            <text:p>28354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6361" calcext:value-type="float">
            <text:p>62.26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8" calcext:value-type="float">
            <text:p>28354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1361" calcext:value-type="float">
            <text:p>52.61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9" calcext:value-type="float">
            <text:p>28354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475" calcext:value-type="float">
            <text:p>62.84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0" calcext:value-type="float">
            <text:p>28355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2944" calcext:value-type="float">
            <text:p>58.12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1" calcext:value-type="float">
            <text:p>28355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11028" calcext:value-type="float">
            <text:p>63.11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2" calcext:value-type="float">
            <text:p>28355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05083" calcext:value-type="float">
            <text:p>54.05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3" calcext:value-type="float">
            <text:p>28355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9583" calcext:value-type="float">
            <text:p>61.6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4" calcext:value-type="float">
            <text:p>28355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" calcext:value-type="float">
            <text:p>56.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5" calcext:value-type="float">
            <text:p>28355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15" calcext:value-type="float">
            <text:p>57.01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6" calcext:value-type="float">
            <text:p>28355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0694" calcext:value-type="float">
            <text:p>58.50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6" calcext:value-type="float">
            <text:p>1372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4306" calcext:value-type="float">
            <text:p>56.2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7" calcext:value-type="float">
            <text:p>137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22083" calcext:value-type="float">
            <text:p>53.220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8" calcext:value-type="float">
            <text:p>137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36278" calcext:value-type="float">
            <text:p>53.362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9" calcext:value-type="float">
            <text:p>137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4639" calcext:value-type="float">
            <text:p>58.446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0" calcext:value-type="float">
            <text:p>137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1417" calcext:value-type="float">
            <text:p>59.81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1" calcext:value-type="float">
            <text:p>137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8917" calcext:value-type="float">
            <text:p>58.18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2" calcext:value-type="float">
            <text:p>137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7333" calcext:value-type="float">
            <text:p>58.57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3" calcext:value-type="float">
            <text:p>137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6944" calcext:value-type="float">
            <text:p>54.56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4" calcext:value-type="float">
            <text:p>137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90944" calcext:value-type="float">
            <text:p>55.90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5" calcext:value-type="float">
            <text:p>137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52944" calcext:value-type="float">
            <text:p>55.52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6" calcext:value-type="float">
            <text:p>137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" calcext:value-type="float">
            <text:p>61.8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7" calcext:value-type="float">
            <text:p>137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55194" calcext:value-type="float">
            <text:p>52.55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8" calcext:value-type="float">
            <text:p>137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1111" calcext:value-type="float">
            <text:p>60.511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9" calcext:value-type="float">
            <text:p>137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8583" calcext:value-type="float">
            <text:p>63.68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0" calcext:value-type="float">
            <text:p>137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11861" calcext:value-type="float">
            <text:p>64.11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1" calcext:value-type="float">
            <text:p>137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78528" calcext:value-type="float">
            <text:p>54.78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2" calcext:value-type="float">
            <text:p>137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7917" calcext:value-type="float">
            <text:p>62.27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3" calcext:value-type="float">
            <text:p>137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5583" calcext:value-type="float">
            <text:p>55.25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4" calcext:value-type="float">
            <text:p>137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5528" calcext:value-type="float">
            <text:p>58.65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5" calcext:value-type="float">
            <text:p>137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7722" calcext:value-type="float">
            <text:p>52.677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6" calcext:value-type="float">
            <text:p>137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7944" calcext:value-type="float">
            <text:p>57.07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7" calcext:value-type="float">
            <text:p>137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9611" calcext:value-type="float">
            <text:p>59.896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8" calcext:value-type="float">
            <text:p>137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361" calcext:value-type="float">
            <text:p>61.863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9" calcext:value-type="float">
            <text:p>137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2333" calcext:value-type="float">
            <text:p>57.92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0" calcext:value-type="float">
            <text:p>137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222" calcext:value-type="float">
            <text:p>56.172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1" calcext:value-type="float">
            <text:p>137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2" calcext:value-type="float">
            <text:p>137312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3" calcext:value-type="float">
            <text:p>137313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8778" calcext:value-type="float">
            <text:p>62.48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4" calcext:value-type="float">
            <text:p>137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5667" calcext:value-type="float">
            <text:p>54.356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5" calcext:value-type="float">
            <text:p>137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7556" calcext:value-type="float">
            <text:p>57.375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6" calcext:value-type="float">
            <text:p>137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2" calcext:value-type="float">
            <text:p>62.5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7" calcext:value-type="float">
            <text:p>137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8917" calcext:value-type="float">
            <text:p>56.78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8" calcext:value-type="float">
            <text:p>137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0028" calcext:value-type="float">
            <text:p>58.60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9" calcext:value-type="float">
            <text:p>137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1722" calcext:value-type="float">
            <text:p>60.717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0" calcext:value-type="float">
            <text:p>137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5833" calcext:value-type="float">
            <text:p>60.85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1" calcext:value-type="float">
            <text:p>137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6694" calcext:value-type="float">
            <text:p>60.86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2" calcext:value-type="float">
            <text:p>137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3" calcext:value-type="float">
            <text:p>54.5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3" calcext:value-type="float">
            <text:p>137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48028" calcext:value-type="float">
            <text:p>61.48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4" calcext:value-type="float">
            <text:p>137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41139" calcext:value-type="float">
            <text:p>61.41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5" calcext:value-type="float">
            <text:p>137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7944" calcext:value-type="float">
            <text:p>54.57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6" calcext:value-type="float">
            <text:p>137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62194" calcext:value-type="float">
            <text:p>57.62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7" calcext:value-type="float">
            <text:p>137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6" calcext:value-type="float">
            <text:p>62.6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8" calcext:value-type="float">
            <text:p>137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2083" calcext:value-type="float">
            <text:p>56.120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9" calcext:value-type="float">
            <text:p>137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61806" calcext:value-type="float">
            <text:p>56.618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0" calcext:value-type="float">
            <text:p>137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395" calcext:value-type="float">
            <text:p>58.39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1" calcext:value-type="float">
            <text:p>137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3556" calcext:value-type="float">
            <text:p>59.735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2" calcext:value-type="float">
            <text:p>137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5575" calcext:value-type="float">
            <text:p>61.557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3" calcext:value-type="float">
            <text:p>137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36194" calcext:value-type="float">
            <text:p>60.36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4" calcext:value-type="float">
            <text:p>137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0444" calcext:value-type="float">
            <text:p>60.804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5" calcext:value-type="float">
            <text:p>137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4833" calcext:value-type="float">
            <text:p>58.14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6" calcext:value-type="float">
            <text:p>137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825" calcext:value-type="float">
            <text:p>54.582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7" calcext:value-type="float">
            <text:p>137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61861" calcext:value-type="float">
            <text:p>60.61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8" calcext:value-type="float">
            <text:p>137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861" calcext:value-type="float">
            <text:p>59.19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9" calcext:value-type="float">
            <text:p>137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4417" calcext:value-type="float">
            <text:p>59.74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0" calcext:value-type="float">
            <text:p>137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23333" calcext:value-type="float">
            <text:p>52.23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1" calcext:value-type="float">
            <text:p>137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49056" calcext:value-type="float">
            <text:p>55.49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2" calcext:value-type="float">
            <text:p>137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7139" calcext:value-type="float">
            <text:p>56.77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3" calcext:value-type="float">
            <text:p>137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0667" calcext:value-type="float">
            <text:p>42.706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4" calcext:value-type="float">
            <text:p>137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5472" calcext:value-type="float">
            <text:p>55.2547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5" calcext:value-type="float">
            <text:p>137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74306" calcext:value-type="float">
            <text:p>50.7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6" calcext:value-type="float">
            <text:p>137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45444" calcext:value-type="float">
            <text:p>54.454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7" calcext:value-type="float">
            <text:p>137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65694" calcext:value-type="float">
            <text:p>55.65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8" calcext:value-type="float">
            <text:p>137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60528" calcext:value-type="float">
            <text:p>55.60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9" calcext:value-type="float">
            <text:p>137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15944" calcext:value-type="float">
            <text:p>53.15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0" calcext:value-type="float">
            <text:p>137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17139" calcext:value-type="float">
            <text:p>54.17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1" calcext:value-type="float">
            <text:p>137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056" calcext:value-type="float">
            <text:p>54.30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2" calcext:value-type="float">
            <text:p>137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6111" calcext:value-type="float">
            <text:p>54.661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3" calcext:value-type="float">
            <text:p>137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74306" calcext:value-type="float">
            <text:p>47.7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4" calcext:value-type="float">
            <text:p>137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55306" calcext:value-type="float">
            <text:p>47.55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5" calcext:value-type="float">
            <text:p>137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20778" calcext:value-type="float">
            <text:p>48.20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6" calcext:value-type="float">
            <text:p>137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61833" calcext:value-type="float">
            <text:p>47.61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7" calcext:value-type="float">
            <text:p>137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015" calcext:value-type="float">
            <text:p>48.01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8" calcext:value-type="float">
            <text:p>137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19528" calcext:value-type="float">
            <text:p>54.19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9" calcext:value-type="float">
            <text:p>137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5" calcext:value-type="float">
            <text:p>60.5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0" calcext:value-type="float">
            <text:p>137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72806" calcext:value-type="float">
            <text:p>52.728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1" calcext:value-type="float">
            <text:p>137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61778" calcext:value-type="float">
            <text:p>57.61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2" calcext:value-type="float">
            <text:p>137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3389" calcext:value-type="float">
            <text:p>59.633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3" calcext:value-type="float">
            <text:p>137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8389" calcext:value-type="float">
            <text:p>42.683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4" calcext:value-type="float">
            <text:p>137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85056" calcext:value-type="float">
            <text:p>42.85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5" calcext:value-type="float">
            <text:p>137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4.41778" calcext:value-type="float">
            <text:p>44.41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6" calcext:value-type="float">
            <text:p>137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70306" calcext:value-type="float">
            <text:p>43.70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7" calcext:value-type="float">
            <text:p>137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4.41694" calcext:value-type="float">
            <text:p>44.41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8" calcext:value-type="float">
            <text:p>137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70306" calcext:value-type="float">
            <text:p>43.70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9" calcext:value-type="float">
            <text:p>137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54611" calcext:value-type="float">
            <text:p>55.546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0" calcext:value-type="float">
            <text:p>137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83306" calcext:value-type="float">
            <text:p>42.83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1" calcext:value-type="float">
            <text:p>137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2222" calcext:value-type="float">
            <text:p>52.422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2" calcext:value-type="float">
            <text:p>137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225" calcext:value-type="float">
            <text:p>52.422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3" calcext:value-type="float">
            <text:p>137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74972" calcext:value-type="float">
            <text:p>53.7497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4" calcext:value-type="float">
            <text:p>13737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3167" calcext:value-type="float">
            <text:p>56.731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5" calcext:value-type="float">
            <text:p>1373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4917" calcext:value-type="float">
            <text:p>42.74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6" calcext:value-type="float">
            <text:p>1373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57639" calcext:value-type="float">
            <text:p>42.576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7" calcext:value-type="float">
            <text:p>1373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10417" calcext:value-type="float">
            <text:p>43.10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8" calcext:value-type="float">
            <text:p>1373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8694" calcext:value-type="float">
            <text:p>42.68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9" calcext:value-type="float">
            <text:p>1373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3028" calcext:value-type="float">
            <text:p>42.73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0" calcext:value-type="float">
            <text:p>1373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2528" calcext:value-type="float">
            <text:p>56.72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1" calcext:value-type="float">
            <text:p>1373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41528" calcext:value-type="float">
            <text:p>51.41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2" calcext:value-type="float">
            <text:p>1373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6889" calcext:value-type="float">
            <text:p>42.668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3" calcext:value-type="float">
            <text:p>1373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55528" calcext:value-type="float">
            <text:p>52.55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4" calcext:value-type="float">
            <text:p>1373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0861" calcext:value-type="float">
            <text:p>52.40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5" calcext:value-type="float">
            <text:p>1373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5028" calcext:value-type="float">
            <text:p>58.85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298" calcext:value-type="float">
            <text:p>411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8667" calcext:value-type="float">
            <text:p>62.2866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299" calcext:value-type="float">
            <text:p>411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2917" calcext:value-type="float">
            <text:p>61.929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0" calcext:value-type="float">
            <text:p>411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4825" calcext:value-type="float">
            <text:p>53.482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1" calcext:value-type="float">
            <text:p>411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5611" calcext:value-type="float">
            <text:p>60.756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2" calcext:value-type="float">
            <text:p>411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1139" calcext:value-type="float">
            <text:p>60.71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3" calcext:value-type="float">
            <text:p>411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50028" calcext:value-type="float">
            <text:p>53.50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4" calcext:value-type="float">
            <text:p>411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65028" calcext:value-type="float">
            <text:p>53.65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5" calcext:value-type="float">
            <text:p>411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38556" calcext:value-type="float">
            <text:p>59.38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6" calcext:value-type="float">
            <text:p>411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65" calcext:value-type="float">
            <text:p>59.46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7" calcext:value-type="float">
            <text:p>411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14889" calcext:value-type="float">
            <text:p>57.1488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8" calcext:value-type="float">
            <text:p>411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09694" calcext:value-type="float">
            <text:p>62.096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9" calcext:value-type="float">
            <text:p>411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4028" calcext:value-type="float">
            <text:p>56.74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0" calcext:value-type="float">
            <text:p>411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44139" calcext:value-type="float">
            <text:p>56.44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1" calcext:value-type="float">
            <text:p>411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675" calcext:value-type="float">
            <text:p>55.267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2" calcext:value-type="float">
            <text:p>411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22944" calcext:value-type="float">
            <text:p>64.2294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3" calcext:value-type="float">
            <text:p>411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75194" calcext:value-type="float">
            <text:p>58.751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4" calcext:value-type="float">
            <text:p>411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75444" calcext:value-type="float">
            <text:p>58.7544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5" calcext:value-type="float">
            <text:p>411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722" calcext:value-type="float">
            <text:p>59.197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6" calcext:value-type="float">
            <text:p>411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1556" calcext:value-type="float">
            <text:p>58.41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7" calcext:value-type="float">
            <text:p>411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1972" calcext:value-type="float">
            <text:p>58.819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8" calcext:value-type="float">
            <text:p>411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96139" calcext:value-type="float">
            <text:p>58.96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9" calcext:value-type="float">
            <text:p>411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8722" calcext:value-type="float">
            <text:p>59.487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0" calcext:value-type="float">
            <text:p>411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67306" calcext:value-type="float">
            <text:p>51.6730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1" calcext:value-type="float">
            <text:p>411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79417" calcext:value-type="float">
            <text:p>58.794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2" calcext:value-type="float">
            <text:p>411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5972" calcext:value-type="float">
            <text:p>59.459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3" calcext:value-type="float">
            <text:p>411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44694" calcext:value-type="float">
            <text:p>54.446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4" calcext:value-type="float">
            <text:p>411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5975" calcext:value-type="float">
            <text:p>59.597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5" calcext:value-type="float">
            <text:p>411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7278" calcext:value-type="float">
            <text:p>61.7727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6" calcext:value-type="float">
            <text:p>411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7889" calcext:value-type="float">
            <text:p>61.7788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7" calcext:value-type="float">
            <text:p>411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37" calcext:value-type="float">
            <text:p>48.3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8" calcext:value-type="float">
            <text:p>411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5444" calcext:value-type="float">
            <text:p>60.5544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9" calcext:value-type="float">
            <text:p>411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5222" calcext:value-type="float">
            <text:p>62.552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0" calcext:value-type="float">
            <text:p>411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01333" calcext:value-type="float">
            <text:p>63.01333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1" calcext:value-type="float">
            <text:p>411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74972" calcext:value-type="float">
            <text:p>62.749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2" calcext:value-type="float">
            <text:p>411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54111" calcext:value-type="float">
            <text:p>51.541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3" calcext:value-type="float">
            <text:p>411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32389" calcext:value-type="float">
            <text:p>53.3238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4" calcext:value-type="float">
            <text:p>411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48417" calcext:value-type="float">
            <text:p>51.484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5" calcext:value-type="float">
            <text:p>411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92472" calcext:value-type="float">
            <text:p>60.924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6" calcext:value-type="float">
            <text:p>411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8361" calcext:value-type="float">
            <text:p>56.7836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7" calcext:value-type="float">
            <text:p>411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39833" calcext:value-type="float">
            <text:p>60.39833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8" calcext:value-type="float">
            <text:p>411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75167" calcext:value-type="float">
            <text:p>63.7516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9" calcext:value-type="float">
            <text:p>411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10139" calcext:value-type="float">
            <text:p>51.10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0" calcext:value-type="float">
            <text:p>411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45556" calcext:value-type="float">
            <text:p>63.45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1" calcext:value-type="float">
            <text:p>411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24167" calcext:value-type="float">
            <text:p>60.2416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2" calcext:value-type="float">
            <text:p>411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54861" calcext:value-type="float">
            <text:p>61.5486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3" calcext:value-type="float">
            <text:p>411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9.6025" calcext:value-type="float">
            <text:p>69.602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4" calcext:value-type="float">
            <text:p>411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5.535" calcext:value-type="float">
            <text:p>65.53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5" calcext:value-type="float">
            <text:p>411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71417" calcext:value-type="float">
            <text:p>64.714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6" calcext:value-type="float">
            <text:p>411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4111" calcext:value-type="float">
            <text:p>58.541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7" calcext:value-type="float">
            <text:p>411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82472" calcext:value-type="float">
            <text:p>63.824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8" calcext:value-type="float">
            <text:p>411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97472" calcext:value-type="float">
            <text:p>55.974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9" calcext:value-type="float">
            <text:p>411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0556" calcext:value-type="float">
            <text:p>58.50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0" calcext:value-type="float">
            <text:p>411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3278" calcext:value-type="float">
            <text:p>57.2327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1" calcext:value-type="float">
            <text:p>411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69444" calcext:value-type="float">
            <text:p>64.6944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2" calcext:value-type="float">
            <text:p>411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4083" calcext:value-type="float">
            <text:p>59.44083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3" calcext:value-type="float">
            <text:p>411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39" calcext:value-type="float">
            <text:p>64.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4" calcext:value-type="float">
            <text:p>411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65917" calcext:value-type="float">
            <text:p>60.659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5" calcext:value-type="float">
            <text:p>411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1389" calcext:value-type="float">
            <text:p>56.2138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6" calcext:value-type="float">
            <text:p>411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70139" calcext:value-type="float">
            <text:p>55.70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7" calcext:value-type="float">
            <text:p>411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8306" calcext:value-type="float">
            <text:p>62.6830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8" calcext:value-type="float">
            <text:p>411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9222" calcext:value-type="float">
            <text:p>56.892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9" calcext:value-type="float">
            <text:p>411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58639" calcext:value-type="float">
            <text:p>56.586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0" calcext:value-type="float">
            <text:p>411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67889" calcext:value-type="float">
            <text:p>57.6788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1" calcext:value-type="float">
            <text:p>411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31611" calcext:value-type="float">
            <text:p>50.316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2" calcext:value-type="float">
            <text:p>411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16556" calcext:value-type="float">
            <text:p>51.16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3" calcext:value-type="float">
            <text:p>411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8139" calcext:value-type="float">
            <text:p>60.78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4" calcext:value-type="float">
            <text:p>411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9.90694" calcext:value-type="float">
            <text:p>49.906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5" calcext:value-type="float">
            <text:p>411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96528" calcext:value-type="float">
            <text:p>56.965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6" calcext:value-type="float">
            <text:p>411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3639" calcext:value-type="float">
            <text:p>58.136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7" calcext:value-type="float">
            <text:p>411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5861" calcext:value-type="float">
            <text:p>62.1586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8" calcext:value-type="float">
            <text:p>411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9139" calcext:value-type="float">
            <text:p>59.79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9" calcext:value-type="float">
            <text:p>411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93056" calcext:value-type="float">
            <text:p>62.930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0" calcext:value-type="float">
            <text:p>411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01028" calcext:value-type="float">
            <text:p>58.01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1" calcext:value-type="float">
            <text:p>411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5194" calcext:value-type="float">
            <text:p>57.251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2" calcext:value-type="float">
            <text:p>411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0528" calcext:value-type="float">
            <text:p>57.205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3" calcext:value-type="float">
            <text:p>411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58806" calcext:value-type="float">
            <text:p>56.5880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4" calcext:value-type="float">
            <text:p>41137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1194" calcext:value-type="float">
            <text:p>62.311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5" calcext:value-type="float">
            <text:p>4113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45611" calcext:value-type="float">
            <text:p>57.456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6" calcext:value-type="float">
            <text:p>4113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5611" calcext:value-type="float">
            <text:p>59.656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7" calcext:value-type="float">
            <text:p>4113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33139" calcext:value-type="float">
            <text:p>58.33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8" calcext:value-type="float">
            <text:p>4113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57556" calcext:value-type="float">
            <text:p>61.57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9" calcext:value-type="float">
            <text:p>411379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47722" calcext:value-type="float">
            <text:p>57.477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80" calcext:value-type="float">
            <text:p>411380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38778" calcext:value-type="float">
            <text:p>61.3877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81" calcext:value-type="float">
            <text:p>411381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7056" calcext:value-type="float">
            <text:p>61.970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82" calcext:value-type="float">
            <text:p>411382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95139" calcext:value-type="float">
            <text:p>62.95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83" calcext:value-type="float">
            <text:p>411383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45028" calcext:value-type="float">
            <text:p>63.45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84" calcext:value-type="float">
            <text:p>411384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53778" calcext:value-type="float">
            <text:p>61.5377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85" calcext:value-type="float">
            <text:p>411385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96444" calcext:value-type="float">
            <text:p>58.9644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86" calcext:value-type="float">
            <text:p>411386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8139" calcext:value-type="float">
            <text:p>59.48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87" calcext:value-type="float">
            <text:p>411387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77917" calcext:value-type="float">
            <text:p>52.779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88" calcext:value-type="float">
            <text:p>411388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67056" calcext:value-type="float">
            <text:p>51.670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89" calcext:value-type="float">
            <text:p>411389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63417" calcext:value-type="float">
            <text:p>55.634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90" calcext:value-type="float">
            <text:p>411390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3278" calcext:value-type="float">
            <text:p>54.6327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91" calcext:value-type="float">
            <text:p>411391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94472" calcext:value-type="float">
            <text:p>54.944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92" calcext:value-type="float">
            <text:p>411392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99917" calcext:value-type="float">
            <text:p>52.999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93" calcext:value-type="float">
            <text:p>411393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01778" calcext:value-type="float">
            <text:p>56.0177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94" calcext:value-type="float">
            <text:p>411394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34167" calcext:value-type="float">
            <text:p>53.3416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95" calcext:value-type="float">
            <text:p>411395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51778" calcext:value-type="float">
            <text:p>57.5177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96" calcext:value-type="float">
            <text:p>411396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86222" calcext:value-type="float">
            <text:p>52.862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97" calcext:value-type="float">
            <text:p>411397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4361" calcext:value-type="float">
            <text:p>57.0436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98" calcext:value-type="float">
            <text:p>411398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7.2$Linux_X86_64 LibreOffice_project/30$Build-2</meta:generator>
    <dc:date>2023-01-05T13:43:43.159835952</dc:date>
    <meta:editing-duration>P6DT1H15M55S</meta:editing-duration>
    <meta:editing-cycles>340</meta:editing-cycles>
    <meta:document-statistic meta:table-count="1" meta:cell-count="9481" meta:object-count="0"/>
  </office:meta>
</office:document-meta>
</file>